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70000006DEAE94AAC0990469A.png" manifest:media-type="image/png"/>
  <manifest:file-entry manifest:full-path="Pictures/10000201000000C00000006EE70E05B64307A596.png" manifest:media-type="image/png"/>
  <manifest:file-entry manifest:full-path="Pictures/1000020100000080000000800F3254CFE33124B2.png" manifest:media-type="image/png"/>
  <manifest:file-entry manifest:full-path="Pictures/1000020100000112000000E65F8A03B8F730CAB7.png" manifest:media-type="image/png"/>
  <manifest:file-entry manifest:full-path="Pictures/100002010000010600000033C18DA881CA11B761.png" manifest:media-type="image/png"/>
  <manifest:file-entry manifest:full-path="Pictures/10000201000000F0000001099F34E569912CE2F5.png" manifest:media-type="image/png"/>
  <manifest:file-entry manifest:full-path="Pictures/10000201000000A80000007B946CBD86E915DD6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b902ea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rsid="03529f02" officeooo:paragraph-rsid="03973d6a"/>
    </style:style>
    <style:style style:name="P9" style:family="paragraph" style:parent-style-name="Text_20_body">
      <style:text-properties officeooo:rsid="03529f02" officeooo:paragraph-rsid="03b6d8d1"/>
    </style:style>
    <style:style style:name="P10" style:family="paragraph" style:parent-style-name="Text_20_body">
      <style:text-properties officeooo:paragraph-rsid="03973d6a"/>
    </style:style>
    <style:style style:name="P11" style:family="paragraph" style:parent-style-name="Text_20_body">
      <style:text-properties officeooo:rsid="03b4d8f5" officeooo:paragraph-rsid="03b4d8f5"/>
    </style:style>
    <style:style style:name="P12" style:family="paragraph" style:parent-style-name="Text_20_body">
      <style:text-properties officeooo:rsid="03b4d8f5" officeooo:paragraph-rsid="03b6d8d1"/>
    </style:style>
    <style:style style:name="P13" style:family="paragraph" style:parent-style-name="Text_20_body">
      <style:text-properties officeooo:paragraph-rsid="03b4d8f5"/>
    </style:style>
    <style:style style:name="P14" style:family="paragraph" style:parent-style-name="Text_20_body">
      <style:text-properties officeooo:rsid="03b6d8d1" officeooo:paragraph-rsid="03b6d8d1"/>
    </style:style>
    <style:style style:name="P15" style:family="paragraph" style:parent-style-name="Text_20_body">
      <style:text-properties officeooo:rsid="03b853e7" officeooo:paragraph-rsid="03b853e7"/>
    </style:style>
    <style:style style:name="P1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9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0" style:family="paragraph" style:parent-style-name="Heading_20_4">
      <style:text-properties officeooo:paragraph-rsid="03b6d8d1"/>
    </style:style>
    <style:style style:name="P21" style:family="paragraph" style:parent-style-name="Heading_20_4">
      <style:text-properties style:font-name="Albany" fo:font-size="13.3000001907349pt" fo:font-style="italic" fo:font-weight="bold" officeooo:rsid="03b6d8d1" officeooo:paragraph-rsid="03b6d8d1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2" style:family="paragraph" style:parent-style-name="Heading_20_4">
      <style:text-properties style:font-name="Albany" fo:font-size="13.3000001907349pt" fo:font-style="italic" fo:font-weight="bold" officeooo:rsid="03b9e858" officeooo:paragraph-rsid="03b9e85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3" style:family="paragraph" style:parent-style-name="Text_20_body">
      <style:paragraph-properties fo:margin-top="0cm" fo:margin-bottom="0cm" style:contextual-spacing="false"/>
      <style:text-properties officeooo:paragraph-rsid="03b902ea"/>
    </style:style>
    <style:style style:name="P24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da4dc"/>
    </style:style>
    <style:style style:name="P25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26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27" style:family="paragraph" style:parent-style-name="Heading_20_2">
      <style:text-properties style:font-name="Albany" fo:font-size="16.1000003814697pt" fo:font-weight="bold" officeooo:rsid="03b4d8f5" officeooo:paragraph-rsid="03b4d8f5" style:font-name-asian="Microsoft YaHei" style:font-size-asian="16.1000003814697pt" style:font-weight-asian="bold" style:font-name-complex="Mangal" style:font-size-complex="16.1000003814697pt" style:font-weight-complex="bold"/>
    </style:style>
    <style:style style:name="P28" style:family="paragraph" style:parent-style-name="Heading_20_3">
      <style:text-properties officeooo:paragraph-rsid="03b6d8d1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acb89b" style:font-size-asian="10pt" style:font-size-complex="10pt"/>
    </style:style>
    <style:style style:name="T3" style:family="text">
      <style:text-properties fo:font-size="10pt" officeooo:rsid="03bb5e64" style:font-size-asian="10pt" style:font-size-complex="10pt"/>
    </style:style>
    <style:style style:name="T4" style:family="text">
      <style:text-properties fo:font-size="10pt" officeooo:rsid="03b445f1" style:font-size-asian="10pt" style:font-size-complex="10pt"/>
    </style:style>
    <style:style style:name="T5" style:family="text">
      <style:text-properties fo:font-size="10pt" officeooo:rsid="03bda4dc" style:font-size-asian="10pt" style:font-size-complex="10pt"/>
    </style:style>
    <style:style style:name="T6" style:family="text">
      <style:text-properties fo:font-size="10pt" officeooo:rsid="03bdc68f" style:font-size-asian="10pt" style:font-size-complex="10pt"/>
    </style:style>
    <style:style style:name="T7" style:family="text">
      <style:text-properties officeooo:rsid="034cdf3c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b4d8f5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officeooo:rsid="00a7279d"/>
    </style:style>
    <style:style style:name="T12" style:family="text">
      <style:text-properties officeooo:rsid="03b0224e"/>
    </style:style>
    <style:style style:name="T13" style:family="text">
      <style:text-properties officeooo:rsid="03973d6a"/>
    </style:style>
    <style:style style:name="T14" style:family="text">
      <style:text-properties officeooo:rsid="03b4d8f5"/>
    </style:style>
    <style:style style:name="T15" style:family="text">
      <style:text-properties officeooo:rsid="03b6d8d1"/>
    </style:style>
    <style:style style:name="T16" style:family="text">
      <style:text-properties officeooo:rsid="03b853e7"/>
    </style:style>
    <style:style style:name="T17" style:family="text">
      <style:text-properties officeooo:rsid="03b9e858"/>
    </style:style>
    <style:style style:name="T18" style:family="text">
      <style:text-properties officeooo:rsid="03bb5e64"/>
    </style:style>
    <style:style style:name="T19" style:family="text">
      <style:text-properties officeooo:rsid="03bda4dc"/>
    </style:style>
    <style:style style:name="T20" style:family="text">
      <style:text-properties officeooo:rsid="03bdc68f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3"><draw:frame draw:style-name="fr2" draw:name="Bild20" text:anchor-type="char" svg:width="0.831cm" svg:height="0.831cm" draw:z-index="6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4"><text:s/>1<text:span text:style-name="T18">2</text:span>.1.1<text:span text:style-name="T20">7</text:span> Editors - Geometry Nodes Editor - Header - Add Menu - Volume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6"><text:a xlink:type="simple" xlink:href="#__RefHeading___Toc9731_2334785218" text:style-name="Index_20_Link" text:visited-style-name="Index_20_Link">Detailed table of content<text:tab/>1</text:a></text:p>
          <text:p text:style-name="P16"><text:a xlink:type="simple" xlink:href="#__RefHeading___Toc1324_2343488134" text:style-name="Index_20_Link" text:visited-style-name="Index_20_Link">Add menu - Volume<text:tab/>2</text:a></text:p>
          <text:p text:style-name="P17"><text:a xlink:type="simple" xlink:href="#__RefHeading___Toc249_4217013264" text:style-name="Index_20_Link" text:visited-style-name="Index_20_Link">Points to Volume<text:tab/>2</text:a></text:p>
          <text:p text:style-name="P17"><text:a xlink:type="simple" xlink:href="#__RefHeading___Toc686_105577377" text:style-name="Index_20_Link" text:visited-style-name="Index_20_Link">Volume to Mesh<text:tab/>3</text:a></text:p>
        </text:index-body>
      </text:table-of-content>
      <text:p text:style-name="P6"/>
      <table:table table:name="Tabelle4" table:style-name="Tabelle4">
        <table:table-column table:style-name="Tabelle4.A"/>
        <table:table-row table:style-name="TableLine2860956339488">
          <table:table-cell table:style-name="Tabelle4.A1" office:value-type="string">
            <text:h text:style-name="P25" text:outline-level="1"><text:bookmark-start text:name="__RefHeading___Toc9731_2334785218"/>D<text:span text:style-name="T11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6"><text:a xlink:type="simple" xlink:href="#__RefHeading___Toc9731_2334785218" text:style-name="Index_20_Link" text:visited-style-name="Index_20_Link">Detailed table of content<text:tab/>1</text:a></text:p>
          <text:p text:style-name="P16"><text:a xlink:type="simple" xlink:href="#__RefHeading___Toc1324_2343488134" text:style-name="Index_20_Link" text:visited-style-name="Index_20_Link">Add menu - Volume<text:tab/>2</text:a></text:p>
          <text:p text:style-name="P17"><text:a xlink:type="simple" xlink:href="#__RefHeading___Toc249_4217013264" text:style-name="Index_20_Link" text:visited-style-name="Index_20_Link">Points to Volume<text:tab/>2</text:a></text:p>
          <text:p text:style-name="P18"><text:a xlink:type="simple" xlink:href="#__RefHeading___Toc273_4217013264" text:style-name="Index_20_Link" text:visited-style-name="Index_20_Link">Inputs<text:tab/>2</text:a></text:p>
          <text:p text:style-name="P19"><text:a xlink:type="simple" xlink:href="#__RefHeading___Toc275_4217013264" text:style-name="Index_20_Link" text:visited-style-name="Index_20_Link">Geometry<text:tab/>2</text:a></text:p>
          <text:p text:style-name="P19"><text:a xlink:type="simple" xlink:href="#__RefHeading___Toc674_105577377" text:style-name="Index_20_Link" text:visited-style-name="Index_20_Link">Density<text:tab/>2</text:a></text:p>
          <text:p text:style-name="P19"><text:a xlink:type="simple" xlink:href="#__RefHeading___Toc676_105577377" text:style-name="Index_20_Link" text:visited-style-name="Index_20_Link">Voxel Amount<text:tab/>2</text:a></text:p>
          <text:p text:style-name="P19"><text:a xlink:type="simple" xlink:href="#__RefHeading___Toc678_105577377" text:style-name="Index_20_Link" text:visited-style-name="Index_20_Link">Radius<text:tab/>2</text:a></text:p>
          <text:p text:style-name="P18"><text:a xlink:type="simple" xlink:href="#__RefHeading___Toc680_105577377" text:style-name="Index_20_Link" text:visited-style-name="Index_20_Link">Properties<text:tab/>2</text:a></text:p>
          <text:p text:style-name="P19"><text:a xlink:type="simple" xlink:href="#__RefHeading___Toc682_105577377" text:style-name="Index_20_Link" text:visited-style-name="Index_20_Link">Resolution<text:tab/>2</text:a></text:p>
          <text:p text:style-name="P19"><text:a xlink:type="simple" xlink:href="#__RefHeading___Toc684_105577377" text:style-name="Index_20_Link" text:visited-style-name="Index_20_Link">Radius<text:tab/>2</text:a></text:p>
          <text:p text:style-name="P18"><text:a xlink:type="simple" xlink:href="#__RefHeading___Toc277_4217013264" text:style-name="Index_20_Link" text:visited-style-name="Index_20_Link">Output<text:tab/>2</text:a></text:p>
          <text:p text:style-name="P19"><text:a xlink:type="simple" xlink:href="#__RefHeading___Toc279_4217013264" text:style-name="Index_20_Link" text:visited-style-name="Index_20_Link">Geometry<text:tab/>2</text:a></text:p>
          <text:p text:style-name="P17"><text:a xlink:type="simple" xlink:href="#__RefHeading___Toc686_105577377" text:style-name="Index_20_Link" text:visited-style-name="Index_20_Link">Volume to Mesh<text:tab/>3</text:a></text:p>
          <text:p text:style-name="P18"><text:a xlink:type="simple" xlink:href="#__RefHeading___Toc688_105577377" text:style-name="Index_20_Link" text:visited-style-name="Index_20_Link">Inputs<text:tab/>3</text:a></text:p>
          <text:p text:style-name="P19"><text:a xlink:type="simple" xlink:href="#__RefHeading___Toc275_42170132641" text:style-name="Index_20_Link" text:visited-style-name="Index_20_Link">Geometry<text:tab/>3</text:a></text:p>
          <text:p text:style-name="P19"><text:a xlink:type="simple" xlink:href="#__RefHeading___Toc690_105577377" text:style-name="Index_20_Link" text:visited-style-name="Index_20_Link">Density<text:tab/>3</text:a></text:p>
          <text:p text:style-name="P19"><text:a xlink:type="simple" xlink:href="#__RefHeading___Toc692_105577377" text:style-name="Index_20_Link" text:visited-style-name="Index_20_Link">Threshold<text:tab/>3</text:a></text:p>
          <text:p text:style-name="P19"><text:a xlink:type="simple" xlink:href="#__RefHeading___Toc694_105577377" text:style-name="Index_20_Link" text:visited-style-name="Index_20_Link">Adaptivity<text:tab/>3</text:a></text:p>
          <text:p text:style-name="P18"><text:a xlink:type="simple" xlink:href="#__RefHeading___Toc696_105577377" text:style-name="Index_20_Link" text:visited-style-name="Index_20_Link">Properties<text:tab/>3</text:a></text:p>
          <text:p text:style-name="P19"><text:a xlink:type="simple" xlink:href="#__RefHeading___Toc698_105577377" text:style-name="Index_20_Link" text:visited-style-name="Index_20_Link">Resolution<text:tab/>3</text:a></text:p>
          <text:p text:style-name="P18"><text:a xlink:type="simple" xlink:href="#__RefHeading___Toc277_42170132641" text:style-name="Index_20_Link" text:visited-style-name="Index_20_Link">Output<text:tab/>3</text:a></text:p>
          <text:p text:style-name="P19"><text:a xlink:type="simple" xlink:href="#__RefHeading___Toc279_42170132641" text:style-name="Index_20_Link" text:visited-style-name="Index_20_Link">Geometry<text:tab/>3</text:a></text:p>
        </text:index-body>
      </text:table-of-content>
      <text:p text:style-name="P5"/>
      <text:p text:style-name="P2"/>
      <text:p text:style-name="P4"/>
      <table:table table:name="Tabelle3" table:style-name="Tabelle3">
        <table:table-column table:style-name="Tabelle3.A"/>
        <table:table-row table:style-name="TableLine2860956330512">
          <table:table-cell table:style-name="Tabelle3.A1" office:value-type="string">
            <text:h text:style-name="P26" text:outline-level="1"><text:bookmark-start text:name="__RefHeading___Toc1324_2343488134"/><text:span text:style-name="T8">A</text:span><text:span text:style-name="T9">dd</text:span><text:span text:style-name="T7"> menu - </text:span><text:span text:style-name="T10">Volume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4.399cm" svg:height="0.85cm" draw:z-index="0"><draw:image xlink:href="Pictures/100002010000010600000033C18DA881CA11B761.png" xlink:type="simple" xlink:show="embed" xlink:actuate="onLoad" draw:mime-type="image/png"/></draw:frame></text:p>
      <text:p text:style-name="P10"><text:span text:style-name="T13">Here you find </text:span><text:span text:style-name="T12">nodes to modify the </text:span><text:span text:style-name="T14">volume</text:span><text:span text:style-name="T12">.</text:span></text:p>
      <text:p text:style-name="P8"/>
      <text:p text:style-name="Horizontal_20_Line"/>
      <text:h text:style-name="P27" text:outline-level="2"><draw:frame draw:style-name="fr1" draw:name="Bild3" text:anchor-type="paragraph" svg:y="0.406cm" svg:width="4.06cm" svg:height="4.491cm" draw:z-index="1"><draw:image xlink:href="Pictures/10000201000000F0000001099F34E569912CE2F5.png" xlink:type="simple" xlink:show="embed" xlink:actuate="onLoad" draw:mime-type="image/png"/></draw:frame><text:bookmark-start text:name="__RefHeading___Toc249_4217013264"/>Points to Volume<text:bookmark-end text:name="__RefHeading___Toc249_4217013264"/></text:h>
      <text:p text:style-name="P15">Creates a fog volume sphere around every point in the input geometry. The new volume grid is then called density.</text:p>
      <text:h text:style-name="Heading_20_3" text:outline-level="3"><text:bookmark-start text:name="__RefHeading___Toc273_4217013264"/>Inputs<text:bookmark-end text:name="__RefHeading___Toc273_4217013264"/></text:h>
      <text:h text:style-name="Heading_20_4" text:outline-level="4"><text:bookmark-start text:name="__RefHeading___Toc275_4217013264"/>Geometry<text:bookmark-end text:name="__RefHeading___Toc275_4217013264"/></text:h>
      <text:p text:style-name="P8">Standard geometry input.</text:p>
      <text:h text:style-name="Heading_20_4" text:outline-level="4"><text:bookmark-start text:name="__RefHeading___Toc674_105577377"/>Density<text:bookmark-end text:name="__RefHeading___Toc674_105577377"/></text:h>
      <text:p text:style-name="P11">The density of the point cloud.</text:p>
      <text:h text:style-name="Heading_20_4" text:outline-level="4"><text:bookmark-start text:name="__RefHeading___Toc676_105577377"/>Voxel Amount<text:bookmark-end text:name="__RefHeading___Toc676_105577377"/></text:h>
      <text:p text:style-name="P11">The voxel amount to use.</text:p>
      <text:h text:style-name="Heading_20_4" text:outline-level="4"><text:bookmark-start text:name="__RefHeading___Toc678_105577377"/>Radius<text:bookmark-end text:name="__RefHeading___Toc678_105577377"/></text:h>
      <text:p text:style-name="P11">The <text:span text:style-name="T16">radius of the generated volume around each point.</text:span></text:p>
      <text:h text:style-name="Heading_20_3" text:outline-level="3"><text:bookmark-start text:name="__RefHeading___Toc680_105577377"/>Properties<text:bookmark-end text:name="__RefHeading___Toc680_105577377"/></text:h>
      <text:h text:style-name="Heading_20_4" text:outline-level="4"><draw:frame draw:style-name="fr1" draw:name="Bild1" text:anchor-type="paragraph" svg:y="0.406cm" svg:width="3.251cm" svg:height="1.859cm" draw:z-index="2"><draw:image xlink:href="Pictures/10000201000000C00000006EE70E05B64307A596.png" xlink:type="simple" xlink:show="embed" xlink:actuate="onLoad" draw:mime-type="image/png"/></draw:frame><text:bookmark-start text:name="__RefHeading___Toc682_105577377"/>Resolution<text:bookmark-end text:name="__RefHeading___Toc682_105577377"/></text:h>
      <text:p text:style-name="P11">Base the voxel resolution at the amount or the size of the point cloud.</text:p>
      <text:p text:style-name="P13"/>
      <text:h text:style-name="Heading_20_4" text:outline-level="4"><draw:frame draw:style-name="fr1" draw:name="Bild4" text:anchor-type="paragraph" svg:y="0.27cm" svg:width="3.371cm" svg:height="1.85cm" draw:z-index="3"><draw:image xlink:href="Pictures/10000201000000C70000006DEAE94AAC0990469A.png" xlink:type="simple" xlink:show="embed" xlink:actuate="onLoad" draw:mime-type="image/png"/></draw:frame><text:bookmark-start text:name="__RefHeading___Toc684_105577377"/>Radius<text:bookmark-end text:name="__RefHeading___Toc684_105577377"/></text:h>
      <text:p text:style-name="P15">The type of the radius input.</text:p>
      <text:h text:style-name="Heading_20_3" text:outline-level="3"><text:bookmark-start text:name="__RefHeading___Toc277_4217013264"/>Output<text:bookmark-end text:name="__RefHeading___Toc277_4217013264"/></text:h>
      <text:h text:style-name="Heading_20_4" text:outline-level="4"><text:bookmark-start text:name="__RefHeading___Toc279_4217013264"/>Geometry<text:bookmark-end text:name="__RefHeading___Toc279_4217013264"/></text:h>
      <text:p text:style-name="P8">Standard geometry output.</text:p>
      <text:p text:style-name="P8"/>
      <text:p text:style-name="Horizontal_20_Line"/>
      <text:h text:style-name="Heading_20_2" text:outline-level="2"><draw:frame draw:style-name="fr1" draw:name="Bild5" text:anchor-type="paragraph" svg:y="0.406cm" svg:width="4.641cm" svg:height="3.889cm" draw:z-index="4"><draw:image xlink:href="Pictures/1000020100000112000000E65F8A03B8F730CAB7.png" xlink:type="simple" xlink:show="embed" xlink:actuate="onLoad" draw:mime-type="image/png"/></draw:frame><text:bookmark-start text:name="__RefHeading___Toc686_105577377"/><text:soft-page-break/>Volume to Mesh<text:bookmark-end text:name="__RefHeading___Toc686_105577377"/></text:h>
      <text:p text:style-name="Text_20_body">The Volume to Mesh node generates a mesh on the “surface” of a volume. The surface is defined by a threshold value. All voxels with a larger value than the threshold are considered to be outside.<text:line-break/><text:line-break/>Note<text:span text:style-name="T16"> that c</text:span>urrently this node only works on volumes generated using geometry nodes.</text:p>
      <text:h text:style-name="P28" text:outline-level="3"><text:bookmark-start text:name="__RefHeading___Toc688_105577377"/>Inputs<text:bookmark-end text:name="__RefHeading___Toc688_105577377"/></text:h>
      <text:h text:style-name="P20" text:outline-level="4"><text:bookmark-start text:name="__RefHeading___Toc275_42170132641"/>Geometry<text:bookmark-end text:name="__RefHeading___Toc275_42170132641"/></text:h>
      <text:p text:style-name="P9">Standard geometry input.</text:p>
      <text:h text:style-name="P22" text:outline-level="4"><text:bookmark-start text:name="__RefHeading___Toc690_105577377"/>Density<text:bookmark-end text:name="__RefHeading___Toc690_105577377"/></text:h>
      <text:p text:style-name="P14">The <text:span text:style-name="T17">density</text:span> input of the volume object. Either a tag or the information from another node.</text:p>
      <text:h text:style-name="P21" text:outline-level="4"><text:bookmark-start text:name="__RefHeading___Toc692_105577377"/>Threshold<text:bookmark-end text:name="__RefHeading___Toc692_105577377"/></text:h>
      <text:p text:style-name="P12">The voxel amount to use.</text:p>
      <text:h text:style-name="P21" text:outline-level="4"><text:bookmark-start text:name="__RefHeading___Toc694_105577377"/>Adaptivity<text:bookmark-end text:name="__RefHeading___Toc694_105577377"/></text:h>
      <text:p text:style-name="P12">The input radius.</text:p>
      <text:h text:style-name="Heading_20_3" text:outline-level="3"><text:bookmark-start text:name="__RefHeading___Toc696_105577377"/>Properties<text:bookmark-end text:name="__RefHeading___Toc696_105577377"/></text:h>
      <text:h text:style-name="Heading_20_4" text:outline-level="4"><draw:frame draw:style-name="fr1" draw:name="Bild6" text:anchor-type="paragraph" svg:y="0.406cm" svg:width="2.84cm" svg:height="2.08cm" draw:z-index="5"><draw:image xlink:href="Pictures/10000201000000A80000007B946CBD86E915DD61.png" xlink:type="simple" xlink:show="embed" xlink:actuate="onLoad" draw:mime-type="image/png"/></draw:frame><text:bookmark-start text:name="__RefHeading___Toc698_105577377"/>Resolution<text:bookmark-end text:name="__RefHeading___Toc698_105577377"/></text:h>
      <text:p text:style-name="P12">Base the voxel resolution at the <text:span text:style-name="T15">gridsize, the </text:span>amount or the size of the point cloud.</text:p>
      <text:p text:style-name="P12"/>
      <text:h text:style-name="Heading_20_3" text:outline-level="3"><text:bookmark-start text:name="__RefHeading___Toc277_42170132641"/>Output<text:bookmark-end text:name="__RefHeading___Toc277_42170132641"/></text:h>
      <text:h text:style-name="Heading_20_4" text:outline-level="4"><text:bookmark-start text:name="__RefHeading___Toc279_42170132641"/>Geometry<text:bookmark-end text:name="__RefHeading___Toc279_42170132641"/></text:h>
      <text:p text:style-name="P9">Standard geometry outpu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acb89b" style:font-size-asian="10pt" style:font-size-complex="10pt"/>
    </style:style>
    <style:style style:name="MT3" style:family="text">
      <style:text-properties fo:font-size="10pt" officeooo:rsid="03bb5e64" style:font-size-asian="10pt" style:font-size-complex="10pt"/>
    </style:style>
    <style:style style:name="MT4" style:family="text">
      <style:text-properties fo:font-size="10pt" officeooo:rsid="03b445f1" style:font-size-asian="10pt" style:font-size-complex="10pt"/>
    </style:style>
    <style:style style:name="MT5" style:family="text">
      <style:text-properties fo:font-size="10pt" officeooo:rsid="03bdc68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</text:span><text:span text:style-name="MT4">1</text:span><text:span text:style-name="MT5">7</text:span><text:span text:style-name="MT2"> Editors - Geometry Nodes Editor - Header - Add Menu - </text:span><text:span text:style-name="MT4">Volume</text:span></text:p>
      </style:header>
      <style:footer>
        <text:p text:style-name="MP2"><text:s/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3M3S</meta:editing-duration>
    <meta:editing-cycles>844</meta:editing-cycles>
    <meta:generator>LibreOffice/7.0.4.2$Windows_X86_64 LibreOffice_project/dcf040e67528d9187c66b2379df5ea4407429775</meta:generator>
    <dc:date>2021-07-12T09:36:35.026000000</dc:date>
    <meta:document-statistic meta:table-count="3" meta:image-count="7" meta:object-count="0" meta:page-count="3" meta:paragraph-count="71" meta:word-count="317" meta:character-count="1745" meta:non-whitespace-character-count="1496"/>
    <meta:template xlink:type="simple" xlink:actuate="onRequest" xlink:title="standard1cm" xlink:href="../../../AppData/Roaming/LibreOffice/4/user/template/standard1cm.ott" meta:date="2016-03-29T10:15:31.334000000"/>
  </office:meta>
</office:document-meta>
</file>